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fo:language="fr" fo:country="FR" fo:font-weight="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5" style:family="paragraph" style:parent-style-name="Text_20_body">
      <style:paragraph-properties fo:margin-left="7.038cm" fo:margin-right="0cm" fo:text-indent="0cm" style:auto-text-indent="false"/>
    </style:style>
    <style:style style:name="P6"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8" style:family="paragraph" style:parent-style-name="Text_20_body">
      <style:paragraph-properties fo:margin-left="2.709cm" fo:margin-right="0cm" fo:text-align="start" style:justify-single-word="false" fo:text-indent="0cm" style:auto-text-indent="false"/>
    </style:style>
    <style:style style:name="P9" style:family="paragraph" style:parent-style-name="Standard">
      <style:text-properties officeooo:rsid="0017112b" officeooo:paragraph-rsid="0017112b"/>
    </style:style>
    <style:style style:name="P10" style:family="paragraph" style:parent-style-name="Standard">
      <style:text-properties fo:font-size="14pt" officeooo:rsid="0017112b" officeooo:paragraph-rsid="0017112b" style:font-size-asian="14pt" style:font-size-complex="14pt"/>
    </style:style>
    <style:style style:name="P11" style:family="paragraph" style:parent-style-name="Standard">
      <style:text-properties fo:font-size="14pt" fo:font-weight="bold" officeooo:rsid="0017da60" officeooo:paragraph-rsid="0017da60" style:font-size-asian="14pt" style:font-weight-asian="bold" style:font-size-complex="14pt" style:font-weight-complex="bold"/>
    </style:style>
    <style:style style:name="P12" style:family="paragraph" style:parent-style-name="Standard">
      <style:text-properties fo:font-size="14pt" fo:font-weight="bold" officeooo:rsid="0017da60" officeooo:paragraph-rsid="0017e7b2" style:font-size-asian="14pt" style:font-weight-asian="bold" style:font-size-complex="14pt" style:font-weight-complex="bold"/>
    </style:style>
    <style:style style:name="P13" style:family="paragraph" style:parent-style-name="Standard">
      <style:text-properties fo:font-size="14pt" fo:font-weight="bold" officeooo:rsid="0017da60" officeooo:paragraph-rsid="001b03e9" style:font-size-asian="14pt" style:font-weight-asian="bold" style:font-size-complex="14pt" style:font-weight-complex="bold"/>
    </style:style>
    <style:style style:name="P14" style:family="paragraph" style:parent-style-name="Standard">
      <style:text-properties fo:font-size="14pt" fo:font-weight="bold" officeooo:rsid="0017da60" officeooo:paragraph-rsid="001c70ea" style:font-size-asian="14pt" style:font-weight-asian="bold" style:font-size-complex="14pt" style:font-weight-complex="bold"/>
    </style:style>
    <style:style style:name="P15" style:family="paragraph" style:parent-style-name="Standard">
      <style:text-properties fo:font-size="14pt" fo:font-weight="bold" officeooo:rsid="0017da60" officeooo:paragraph-rsid="001e1c90" style:font-size-asian="14pt" style:font-weight-asian="bold" style:font-size-complex="14pt" style:font-weight-complex="bold"/>
    </style:style>
    <style:style style:name="P16" style:family="paragraph" style:parent-style-name="Standard">
      <style:text-properties fo:font-size="14pt" fo:font-weight="bold" officeooo:rsid="0017da60" officeooo:paragraph-rsid="0020a06b" style:font-size-asian="14pt" style:font-weight-asian="bold" style:font-size-complex="14pt" style:font-weight-complex="bold"/>
    </style:style>
    <style:style style:name="P17" style:family="paragraph" style:parent-style-name="Standard">
      <style:text-properties fo:font-size="12pt" fo:font-weight="normal" officeooo:rsid="0017da60" officeooo:paragraph-rsid="001e1c90" style:font-size-asian="10.5pt" style:font-weight-asian="normal" style:font-size-complex="12pt" style:font-weight-complex="normal"/>
    </style:style>
    <style:style style:name="P18" style:family="paragraph" style:parent-style-name="Standard">
      <style:text-properties fo:font-size="12pt" fo:font-weight="normal" officeooo:rsid="0017da60" officeooo:paragraph-rsid="0020a06b" style:font-size-asian="10.5pt" style:font-weight-asian="normal" style:font-size-complex="12pt" style:font-weight-complex="normal"/>
    </style:style>
    <style:style style:name="P1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color="#000000" style:font-name="Times New Roman" fo:font-size="12pt" fo:font-weight="bold" style:font-size-asian="12pt" style:font-weight-asian="bold"/>
    </style:style>
    <style:style style:name="T2" style:family="text">
      <style:text-properties fo:color="#000000" style:font-name="Times New Roman" fo:font-weight="bold" style:font-weight-asian="bold"/>
    </style:style>
    <style:style style:name="T3" style:family="text">
      <style:text-properties officeooo:rsid="0017e7b2"/>
    </style:style>
    <style:style style:name="T4" style:family="text">
      <style:text-properties officeooo:rsid="001b03e9"/>
    </style:style>
    <style:style style:name="T5" style:family="text">
      <style:text-properties fo:font-size="14pt" fo:font-weight="bold" officeooo:rsid="0017da60" style:font-size-asian="14pt" style:font-weight-asian="bold" style:font-size-complex="14pt" style:font-weight-complex="bold"/>
    </style:style>
    <style:style style:name="T6" style:family="text">
      <style:text-properties officeooo:rsid="0020a06b"/>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ref. </text:p>
      <text:p text:style-name="P5"> </text:p>
      <text:p text:style-name="P6"> </text:p>
      <text:p text:style-name="P6"> </text:p>
      <text:p text:style-name="P6"> </text:p>
      <text:p text:style-name="P7">SAI</text:p>
      <text:p text:style-name="P7">IDENTIFICATION</text:p>
      <text:p text:style-name="P8"><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2">DRAFT AUDIT PROGRAMME</text:p>
      <text:p text:style-name="P3"> </text:p>
      <text:p text:style-name="P19">PI - Usability of public digital services directed at businesses</text:p>
      <text:p text:style-name="P9">Usability of e-government services from a business perspective - If the digital services are not user-friendly, businesses will waste time and money searching for the right websites and entering the required data correctly, or they will be forced to buy professional assistance. At worst, the businesses risk making errors in their reports and applications.</text:p>
      <text:p text:style-name="P9"/>
      <text:p text:style-name="P10"><text:span text:style-name="T2">Audit Application Notes:</text:span></text:p>
      <text:p text:style-name="P9">Usability of e-government for non-professional users.</text:p>
      <text:p text:style-name="P9"/>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4. Data Rights<text:span text:style-name="T4"/></text:p>
      <text:p text:style-name="P15">04.04. 01. Data Rights<text:span text:style-name="T4"/></text:p>
      <text:p text:style-name="P15">Objectives:</text:p>
      <text:p text:style-name="P17">To assess whether the organization’s data protection requirements are identified and they are part of the contractual requirements.</text:p>
      <text:p text:style-name="P15"/>
      <text:p text:style-name="P15">Criteria:</text:p>
      <text:p text:style-name="P18">Organization’s data protection and access rights requirements are levied on the contractor as appropriate</text:p>
      <text:p text:style-name="P16"/>
      <text:p text:style-name="P15">Information Required:</text:p>
      <text:p text:style-name="P18">Organization’s Data Protection and access rights requirements  Definition of data (for protection and access rights) Contract with the service provider  List of data access records from the service provider  Reports of third party audits or self audits with recommendations and follow up on them Monitoring reports  Correspondence with the service provider on the subject  Incident handling reports  Non disclosure agreement with the outsourced agency List of information disclosed by the outsourced agency to third party unrelated party(s) </text:p>
      <text:p text:style-name="P16"/>
      <text:p text:style-name="P15">Analysis Method:</text:p>
      <text:p text:style-name="P18">Document review on adequacy of data protection and access rights requirements/ definition of data.  Document review of the contract with service provider to check for incorporation of Data Protection and access rights requirements.  Document review of third party/ self audit reports.  Document review of the monitoring reports, correspondence and incident handling reports to assess the follow up activities by the organization.  Review of the non disclosure agreement to verify that all relevant information are covered.  Verify if the disclosure of information by outsourced agency is authorized </text:p>
      <text:p text:style-name="P16"/>
      <text:p text:style-name="P15">Found Previously:</text:p>
      <text:p text:style-name="P18">To be developed<text:span text:style-name="T6"/></text:p>
      <text:p text:style-name="P16"/>
      <text:p text:style-name="P16"><text:span text:style-name="T5"/></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pt" fo:country="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6:02:28.426000000</meta:creation-date>
    <dc:date>2019-01-10T22:16:07.442000000</dc:date>
    <meta:editing-duration>PT45M30S</meta:editing-duration>
    <meta:editing-cycles>13</meta:editing-cycles>
    <meta:generator>LibreOffice/6.1.3.2$Windows_X86_64 LibreOffice_project/86daf60bf00efa86ad547e59e09d6bb77c699acb</meta:generator>
    <meta:document-statistic meta:table-count="0" meta:image-count="1" meta:object-count="0" meta:page-count="1" meta:paragraph-count="32" meta:word-count="33" meta:character-count="582" meta:non-whitespace-character-count="567"/>
  </office:meta>
</office:document-meta>
</file>